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8c481"/>
    </style:style>
    <style:style style:name="P2" style:family="paragraph" style:parent-style-name="Standard" style:list-style-name="L10">
      <style:text-properties officeooo:rsid="0076e32d" officeooo:paragraph-rsid="0076e32d"/>
    </style:style>
    <style:style style:name="P3" style:family="paragraph" style:parent-style-name="Standard" style:list-style-name="L10">
      <style:text-properties officeooo:rsid="0078de87" officeooo:paragraph-rsid="0078de87"/>
    </style:style>
    <style:style style:name="P4" style:family="paragraph" style:parent-style-name="Standard" style:list-style-name="L10">
      <style:text-properties officeooo:rsid="007ee19f" officeooo:paragraph-rsid="0078e3f2"/>
    </style:style>
    <style:style style:name="P5" style:family="paragraph" style:parent-style-name="Standard" style:list-style-name="L10">
      <style:text-properties officeooo:rsid="007ee19f" officeooo:paragraph-rsid="007ee19f"/>
    </style:style>
    <style:style style:name="P6" style:family="paragraph" style:parent-style-name="Standard" style:list-style-name="L10">
      <style:text-properties officeooo:rsid="007f4f79" officeooo:paragraph-rsid="007f4f79"/>
    </style:style>
    <style:style style:name="P7" style:family="paragraph" style:parent-style-name="Standard" style:list-style-name="L10">
      <style:text-properties officeooo:rsid="00833a2a" officeooo:paragraph-rsid="007f4f79"/>
    </style:style>
    <style:style style:name="P8" style:family="paragraph" style:parent-style-name="Standard">
      <style:text-properties officeooo:rsid="00833a2a" officeooo:paragraph-rsid="0081b207"/>
    </style:style>
    <style:style style:name="P9" style:family="paragraph" style:parent-style-name="Standard" style:list-style-name="L11">
      <style:text-properties officeooo:rsid="00833a2a" officeooo:paragraph-rsid="0081b207"/>
    </style:style>
    <style:style style:name="P10" style:family="paragraph" style:parent-style-name="Standard" style:list-style-name="L11">
      <style:text-properties officeooo:rsid="0083e509" officeooo:paragraph-rsid="0083e509"/>
    </style:style>
    <style:style style:name="P11" style:family="paragraph" style:parent-style-name="Standard" style:list-style-name="L11">
      <style:text-properties officeooo:rsid="008597f9" officeooo:paragraph-rsid="008597f9"/>
    </style:style>
    <style:style style:name="P12" style:family="paragraph" style:parent-style-name="Standard" style:list-style-name="L11">
      <style:text-properties officeooo:rsid="008664f5" officeooo:paragraph-rsid="008664f5"/>
    </style:style>
    <style:style style:name="P13" style:family="paragraph" style:parent-style-name="Standard" style:list-style-name="L10">
      <style:text-properties officeooo:rsid="00880800" officeooo:paragraph-rsid="00880800"/>
    </style:style>
    <style:style style:name="P14" style:family="paragraph" style:parent-style-name="Standard" style:list-style-name="L10">
      <style:text-properties officeooo:rsid="00893f9c" officeooo:paragraph-rsid="00893f9c"/>
    </style:style>
    <style:style style:name="P15" style:family="paragraph" style:parent-style-name="Standard" style:list-style-name="L10">
      <style:text-properties officeooo:rsid="008a029f" officeooo:paragraph-rsid="008a029f"/>
    </style:style>
    <style:style style:name="P16" style:family="paragraph" style:parent-style-name="Standard" style:list-style-name="L11">
      <style:text-properties officeooo:rsid="008a029f" officeooo:paragraph-rsid="008a029f"/>
    </style:style>
    <style:style style:name="P17" style:family="paragraph" style:parent-style-name="Standard" style:list-style-name="L11">
      <style:text-properties officeooo:rsid="008b829a" officeooo:paragraph-rsid="008b829a"/>
    </style:style>
    <style:style style:name="T1" style:family="text">
      <style:text-properties officeooo:rsid="00833a2a"/>
    </style:style>
    <style:style style:name="T2" style:family="text">
      <style:text-properties officeooo:rsid="0089a5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dversories kan vanligvis kategoriseres på flere forskjellige måter</text:p>
      <text:list xml:id="list7101278954406398672" text:style-name="L11">
        <text:list-item>
          <text:p text:style-name="P9">Vanligvis er det er threshold t for hvor mange corrupted parties som er der. </text:p>
        </text:list-item>
        <text:list-item>
          <text:p text:style-name="P10">Forskjellige former for adverserial behavior </text:p>
          <text:list>
            <text:list-item>
              <text:p text:style-name="P10">Active </text:p>
              <text:list>
                <text:list-item>
                  <text:p text:style-name="P10">Går arbitrarily fra protokollen</text:p>
                </text:list-item>
              </text:list>
            </text:list-item>
            <text:list-item>
              <text:p text:style-name="P10">Passive</text:p>
              <text:list>
                <text:list-item>
                  <text:p text:style-name="P10">Holder protokollen, men prøver å infere noe </text:p>
                </text:list-item>
              </text:list>
            </text:list-item>
            <text:list-item>
              <text:p text:style-name="P10">Covert </text:p>
              <text:list>
                <text:list-item>
                  <text:p text:style-name="P10">Går bare fra protokollen om muligheten for å bli oppdaget er lav</text:p>
                </text:list-item>
              </text:list>
            </text:list-item>
          </text:list>
        </text:list-item>
        <text:list-item>
          <text:p text:style-name="P11">Complexity </text:p>
          <text:list>
            <text:list-item>
              <text:p text:style-name="P12">NP-qunded, quantum adversary, computationally unbounded.</text:p>
            </text:list-item>
            <text:list-item>
              <text:p text:style-name="P12"/>
            </text:list-item>
          </text:list>
        </text:list-item>
        <text:list-item>
          <text:p text:style-name="P16">En ekte protokoll er sagt å være sikker om en adversary ikke kan gjøre mer skade enn om utregningene har blitt utført av en fortrolig tredjepart</text:p>
        </text:list-item>
        <text:list-item>
          <text:p text:style-name="P17">Problemer om andre colluder</text:p>
        </text:list-item>
      </text:list>
      <text:p text:style-name="P1"/>
      <text:p text:style-name="P1"/>
      <text:list xml:id="list8195313559782709590" text:style-name="L10">
        <text:list-item>
          <text:p text:style-name="P2">Step 2: Secure and Decentrailxed computation on he selected records</text:p>
          <text:list>
            <text:list-item>
              <text:p text:style-name="P2">Fullsendig desantrilisert arkitektur </text:p>
            </text:list-item>
            <text:list-item>
              <text:p text:style-name="P2">Dataa forblir med hver data provider</text:p>
            </text:list-item>
            <text:list-item>
              <text:p text:style-name="P2">Motstand mot colluding </text:p>
            </text:list-item>
          </text:list>
        </text:list-item>
        <text:list-item>
          <text:p text:style-name="P3">Rollen til blockchain </text:p>
          <text:list>
            <text:list-item>
              <text:p text:style-name="P4">Det er viktig at care-roviderene har rask aksess til dataene </text:p>
              <text:list>
                <text:list-item>
                  <text:p text:style-name="P4">All aksess til dataen er logget </text:p>
                </text:list-item>
                <text:list-item>
                  <text:p text:style-name="P4">Om det er en inquiry som leder til at noe lekkes kan man la andre finne ut hvem som har lekket noe. </text:p>
                </text:list-item>
              </text:list>
            </text:list-item>
          </text:list>
        </text:list-item>
        <text:list-item>
          <text:p text:style-name="P5">Jeg tror jeg mistet alle de tidligere notatene......</text:p>
        </text:list-item>
        <text:list-item>
          <text:p text:style-name="P5">Permission blockchain. </text:p>
          <text:list>
            <text:list-item>
              <text:p text:style-name="P6">DPPH – Rolle<text:span text:style-name="T1">n til blockchain </text:span></text:p>
            </text:list-item>
            <text:list-item>
              <text:p text:style-name="P7">Man slipper hele den store delen med mining.</text:p>
              <text:list>
                <text:list-item>
                  <text:p text:style-name="P7">Den er privat </text:p>
                </text:list-item>
              </text:list>
            </text:list-item>
            <text:list-item>
              <text:p text:style-name="P7"/>
            </text:list-item>
          </text:list>
        </text:list-item>
        <text:list-item>
          <text:p text:style-name="P13">Andre apper skjekker listen av installerte apper og sender den </text:p>
          <text:list>
            <text:list-item>
              <text:p text:style-name="P13">Det er en god måte å profile personer =&gt; Man kan finne sensitiv info </text:p>
            </text:list-item>
            <text:list-item>
              <text:p text:style-name="P14">Man vil gjemme dette fra andre apper, <text:span text:style-name="T2">uten å miste noe av funksjonaliteten </text:span></text:p>
            </text:list-item>
            <text:list-item>
              <text:p text:style-name="P15">Man vil ha en container hvor man installerer en app uten å vise hva den er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3:18:32.957828689</meta:creation-date>
    <meta:generator>LibreOffice/5.1.6.2$Linux_X86_64 LibreOffice_project/10m0$Build-2</meta:generator>
    <dc:date>2019-05-21T16:45:06.071917769</dc:date>
    <meta:editing-duration>PT3H25M37S</meta:editing-duration>
    <meta:editing-cycles>122</meta:editing-cycles>
    <meta:document-statistic meta:table-count="0" meta:image-count="0" meta:object-count="0" meta:page-count="1" meta:paragraph-count="32" meta:word-count="261" meta:character-count="1440" meta:non-whitespace-character-count="1220"/>
  </office:meta>
</office:document-meta>
</file>